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20000000204B249CA79A42C6D7.png" manifest:media-type="image/png"/>
  <manifest:file-entry manifest:full-path="Pictures/10000000000000080000000838C8CDD6DE5944A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9999" draw:fill="solid" draw:fill-color="#e6ff00" draw:textarea-horizontal-align="justify" draw:textarea-vertical-align="middle" draw:auto-grow-height="false" fo:min-height="0.926cm" fo:min-width="0.91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00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4" style:family="graphic" style:parent-style-name="standard">
      <style:graphic-properties draw:stroke="none" draw:fill="solid" draw:fill-color="#00cccc"/>
    </style:style>
    <style:style style:name="gr5" style:family="graphic" style:parent-style-name="standard">
      <style:graphic-properties svg:stroke-color="#000000" draw:marker-end="Arrow" draw:marker-end-width="0.305cm" draw:textarea-vertical-align="middle"/>
    </style:style>
    <style:style style:name="P1" style:family="paragraph">
      <loext:graphic-properties draw:fill="solid" draw:fill-color="#e6ff00"/>
      <style:paragraph-properties fo:text-align="center"/>
    </style:style>
    <style:style style:name="P2" style:family="paragraph">
      <style:text-properties fo:font-size="14pt" fo:font-style="italic" style:font-size-asian="14pt" style:font-style-asian="italic" style:font-size-complex="14pt" style:font-style-complex="italic"/>
    </style:style>
    <style:style style:name="P3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24cm" svg:height="1.27cm" svg:x="14.871cm" svg:y="6.332cm">
          <text:p/>
          <draw:enhanced-geometry svg:viewBox="0 0 21600 21600" draw:glue-points="10800 0 0 10800 10800 21600 21600 10800" draw:text-areas="?f4 ?f6 ?f5 ?f7" draw:mirror-horizontal="tru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3" draw:id="id3" draw:layer="layout" svg:width="1.524cm" svg:height="1.27cm" svg:x="14.37cm" svg:y="7.033cm">
          <text:p/>
          <draw:enhanced-geometry svg:viewBox="0 0 21600 21600" draw:glue-points="10800 0 0 10800 10800 21600 21600 10800" draw:text-areas="?f4 ?f6 ?f5 ?f7" draw:mirror-horizontal="tru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4" draw:id="id4" draw:layer="layout" svg:width="1.524cm" svg:height="1.27cm" svg:x="13.869cm" svg:y="7.834cm">
          <text:p/>
          <draw:enhanced-geometry svg:viewBox="0 0 21600 21600" draw:glue-points="10800 0 0 10800 10800 21600 21600 10800" draw:text-areas="?f4 ?f6 ?f5 ?f7" draw:mirror-horizontal="tru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xml:id="id2" draw:id="id2" draw:layer="layout" svg:width="5.256cm" svg:height="0.806cm" svg:x="6.112cm" svg:y="8.512cm">
          <draw:text-box>
            <text:p text:style-name="P2"><text:span text:style-name="T1">evl_subscribe(ofd, ...)</text:span></text:p>
          </draw:text-box>
        </draw:frame>
        <dr3d:scene draw:style-name="gr3" svg:width="2.794cm" svg:height="2.794cm" svg:x="7.209cm" svg:y="9.78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aw:frame draw:style-name="gr2" draw:text-style-name="P5" draw:layer="layout" svg:width="3.038cm" svg:height="0.806cm" svg:x="7.095cm" svg:y="12.704cm">
          <draw:text-box>
            <text:p text:style-name="P4"><text:span text:style-name="T2">Observable</text:span></text:p>
          </draw:text-box>
        </draw:frame>
        <draw:frame draw:style-name="gr2" draw:text-style-name="P5" draw:layer="layout" svg:width="2.792cm" svg:height="0.806cm" svg:x="14.062cm" svg:y="4.529cm">
          <draw:text-box>
            <text:p text:style-name="P4">Observers</text:p>
          </draw:text-box>
        </draw:frame>
        <draw:connector draw:style-name="gr5" draw:text-style-name="P6" draw:layer="layout" svg:x1="15.634cm" svg:y1="6.332cm" svg:x2="8.74cm" svg:y2="8.512cm" draw:start-shape="id1" draw:start-glue-point="4" draw:end-shape="id2" draw:end-glue-point="0" svg:d="M15634 6332v-501h-6894v2681" svg:viewBox="0 0 6895 2682">
          <text:p/>
        </draw:connector>
        <draw:connector draw:style-name="gr5" draw:text-style-name="P6" draw:layer="layout" svg:x1="15.133cm" svg:y1="7.033cm" svg:x2="8.74cm" svg:y2="8.512cm" draw:start-shape="id3" draw:start-glue-point="4" draw:end-shape="id2" draw:end-glue-point="0" svg:d="M15133 7033v-501h-6393v1980" svg:viewBox="0 0 6394 1981">
          <text:p/>
        </draw:connector>
        <draw:connector draw:style-name="gr5" draw:text-style-name="P6" draw:layer="layout" svg:x1="14.632cm" svg:y1="7.834cm" svg:x2="8.74cm" svg:y2="8.512cm" draw:start-shape="id4" draw:start-glue-point="4" draw:end-shape="id2" draw:end-glue-point="0" svg:d="M14632 7834v-501h-5892v1179" svg:viewBox="0 0 5893 118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9" draw:display-name="Gradient 9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_37_0_20_Percent" draw:display-name="70 Percent" xlink:href="Pictures/10000000000000080000000838C8CDD6DE5944AB.png" xlink:type="simple" xlink:show="embed" xlink:actuate="onLoad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cfe7f5" draw:fill-gradient-name="Gradient_20_9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Philippe GERUM</meta:initial-creator>
    <meta:creation-date>2020-04-28T16:02:19.408062211</meta:creation-date>
    <dc:date>2020-04-28T17:05:14.815387601</dc:date>
    <dc:creator>Philippe GERUM</dc:creator>
    <meta:editing-duration>PT1H2M32S</meta:editing-duration>
    <meta:editing-cycles>55</meta:editing-cycles>
    <meta:generator>LibreOffice/6.3.5.2$Linux_X86_64 LibreOffice_project/30$Build-2</meta:generator>
    <meta:document-statistic meta:object-count="11"/>
  </office:meta>
</office:document-meta>
</file>